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.715cm" svg:height="5.715cm" svg:x="13.065cm" svg:y="5.445cm">
          <text:p text:style-name="P1">id (pk)</text:p>
          <text:p text:style-name="P1">title</text:p>
          <text:p text:style-name="P1">is_hidden</text:p>
          <text:p text:style-name="P1">insert_dat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" xml:id="id1" draw:id="id1" draw:layer="layout" svg:width="5.715cm" svg:height="5.715cm" svg:x="2.905cm" svg:y="5.445cm">
          <text:p text:style-name="P1">id (pk)</text:p>
          <text:p text:style-name="P1">title</text:p>
          <text:p text:style-name="P1">definition</text:p>
          <text:p text:style-name="P1">is_hidden</text:p>
          <text:p text:style-name="P1">insert_dat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layer="layout" svg:width="3.749cm" svg:height="0.962cm" svg:x="4.236cm" svg:y="4.175cm">
          <draw:text-box>
            <text:p>flash_cards</text:p>
          </draw:text-box>
        </draw:frame>
        <draw:frame draw:style-name="gr2" draw:layer="layout" svg:width="2.83cm" svg:height="0.962cm" svg:x="15.035cm" svg:y="4.175cm">
          <draw:text-box>
            <text:p>subjects</text:p>
          </draw:text-box>
        </draw:frame>
        <draw:custom-shape draw:style-name="gr1" draw:text-style-name="P1" xml:id="id2" draw:id="id2" draw:layer="layout" svg:width="6.985cm" svg:height="5.715cm" svg:x="7.285cm" svg:y="14.335cm">
          <text:p text:style-name="P1">id (pk)</text:p>
          <text:p text:style-name="P1">flash_card_id (fk)</text:p>
          <text:p text:style-name="P2"><text:span text:style-name="T1">subject_id (fk)</text:span></text:p>
          <text:p text:style-name="P1">insert_dat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layer="layout" svg:width="6.115cm" svg:height="0.962cm" svg:x="7.685cm" svg:y="20.358cm">
          <draw:text-box>
            <text:p>flash_card_subjects</text:p>
          </draw:text-box>
        </draw:frame>
        <draw:connector draw:style-name="gr3" draw:text-style-name="P3" draw:layer="layout" svg:x1="5.762cm" svg:y1="11.16cm" svg:x2="10.777cm" svg:y2="14.335cm" draw:start-shape="id1" draw:end-shape="id2" svg:d="m5762 11160v1587h5015v1588">
          <text:p/>
        </draw:connector>
        <draw:connector draw:style-name="gr3" draw:text-style-name="P3" draw:layer="layout" svg:x1="15.922cm" svg:y1="11.16cm" svg:x2="10.777cm" svg:y2="14.335cm" draw:start-shape="id3" draw:end-shape="id2" svg:d="m15922 11160v1587h-5145v1588">
          <text:p/>
        </draw:connector>
        <draw:frame draw:style-name="gr2" draw:layer="layout" svg:width="0.853cm" svg:height="0.962cm" svg:x="6.296cm" svg:y="11.295cm">
          <draw:text-box>
            <text:p>1</text:p>
          </draw:text-box>
        </draw:frame>
        <draw:frame draw:style-name="gr2" draw:layer="layout" svg:width="0.853cm" svg:height="0.962cm" svg:x="14.752cm" svg:y="11.16cm">
          <draw:text-box>
            <text:p>1</text:p>
          </draw:text-box>
        </draw:frame>
        <draw:frame draw:style-name="gr2" draw:layer="layout" svg:width="0.748cm" svg:height="0.962cm" svg:x="9.037cm" svg:y="13.065cm">
          <draw:text-box>
            <text:p>*</text:p>
          </draw:text-box>
        </draw:frame>
        <draw:frame draw:style-name="gr2" draw:layer="layout" svg:width="0.748cm" svg:height="0.962cm" svg:x="11.577cm" svg:y="13.065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aul Chacon</meta:initial-creator>
    <meta:creation-date>2011-12-21T14:58:06</meta:creation-date>
    <dc:date>2011-12-21T15:06:51</dc:date>
    <dc:creator>Raul Chacon</dc:creator>
    <meta:editing-duration>PT8M45S</meta:editing-duration>
    <meta:editing-cycles>6</meta:editing-cycles>
    <meta:generator>OpenOffice.org/3.3$Unix OpenOffice.org_project/330m20$Build-9567</meta:generator>
    <meta:document-statistic meta:object-count="12"/>
  </office:meta>
</office:document-meta>
</file>